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2,5 2412">
            <text:p>test_Parser(primitives): 2,5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2.5">
            <text:p>2,5 sec</text:p>
          </table:table-cell>
          <table:table-cell table:style-name="ce162" table:formula="of:=TESTSTAT(&quot;count&quot;; [.B46])" office:value-type="float" office:value="2412">
            <text:p>2412</text:p>
          </table:table-cell>
          <table:table-cell table:style-name="ce164" table:formula="of:=[.E46]/[.D46]" office:value-type="float" office:value="964.8">
            <text:p>964,8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2,2 1546">
            <text:p>test_Parser(multiplicity): 2,2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2.2">
            <text:p>2,2 sec</text:p>
          </table:table-cell>
          <table:table-cell table:style-name="ce162" table:formula="of:=TESTSTAT(&quot;count&quot;; [.B47])" office:value-type="float" office:value="1546">
            <text:p>1546</text:p>
          </table:table-cell>
          <table:table-cell table:style-name="ce164" table:formula="of:=[.E47]/[.D47]" office:value-type="float" office:value="702.727272727273">
            <text:p>702,7 a/sec</text:p>
          </table:table-cell>
          <table:table-cell table:number-columns-repeated="4"/>
        </table:table-row>
        <table:table-row table:style-name="ro6">
          <table:table-cell/>
          <table:table-cell table:formula="of:=TEST_PARSER(&quot;basic&quot;)" office:value-type="string" office:string-value="test_Parser(basic): 8 9107">
            <text:p>test_Parser(basic): 8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8">
            <text:p>8,0 sec</text:p>
          </table:table-cell>
          <table:table-cell table:style-name="ce162" table:formula="of:=TESTSTAT(&quot;count&quot;; [.B48])" office:value-type="float" office:value="9107">
            <text:p>9107</text:p>
          </table:table-cell>
          <table:table-cell table:style-name="ce164" table:formula="of:=[.E48]/[.D48]" office:value-type="float" office:value="1138.375">
            <text:p>1138,4 a/sec</text:p>
          </table:table-cell>
          <table:table-cell table:number-columns-repeated="4"/>
        </table:table-row>
        <table:table-row table:style-name="ro6">
          <table:table-cell/>
          <table:table-cell table:formula="of:=TEST_PARSER(&quot;special&quot;)" office:value-type="string" office:string-value="test_Parser(special): 1,1 479">
            <text:p>test_Parser(special): 1,1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1.1">
            <text:p>1,1 sec</text:p>
          </table:table-cell>
          <table:table-cell table:style-name="ce162" table:formula="of:=TESTSTAT(&quot;count&quot;; [.B49])" office:value-type="float" office:value="479">
            <text:p>479</text:p>
          </table:table-cell>
          <table:table-cell table:style-name="ce164" table:formula="of:=[.E49]/[.D49]" office:value-type="float" office:value="435.454545454545">
            <text:p>435,5 a/sec</text:p>
          </table:table-cell>
          <table:table-cell table:number-columns-repeated="4"/>
        </table:table-row>
        <table:table-row table:style-name="ro6">
          <table:table-cell/>
          <table:table-cell table:formula="of:=TEST_PARSER(&quot;numbers&quot;)" office:value-type="string" office:string-value="test_Parser(numbers): 3,9 3046">
            <text:p>test_Parser(numbers): 3,9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3.9">
            <text:p>3,9 sec</text:p>
          </table:table-cell>
          <table:table-cell table:style-name="ce162" table:formula="of:=TESTSTAT(&quot;count&quot;; [.B50])" office:value-type="float" office:value="3046">
            <text:p>3046</text:p>
          </table:table-cell>
          <table:table-cell table:style-name="ce164" table:formula="of:=[.E50]/[.D50]" office:value-type="float" office:value="781.025641025641">
            <text:p>781,0 a/sec</text:p>
          </table:table-cell>
          <table:table-cell table:number-columns-repeated="4"/>
        </table:table-row>
        <table:table-row table:style-name="ro6">
          <table:table-cell/>
          <table:table-cell table:formula="of:=TEST_PARSER(&quot;types&quot;)" office:value-type="string" office:string-value="test_Parser(types): 8,3 11149">
            <text:p>test_Parser(types): 8,3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8.3">
            <text:p>8,3 sec</text:p>
          </table:table-cell>
          <table:table-cell table:style-name="ce162" table:formula="of:=TESTSTAT(&quot;count&quot;; [.B51])" office:value-type="float" office:value="11149">
            <text:p>11149</text:p>
          </table:table-cell>
          <table:table-cell table:style-name="ce164" table:formula="of:=[.E51]/[.D51]" office:value-type="float" office:value="1343.25301204819">
            <text:p>1343,3 a/sec</text:p>
          </table:table-cell>
          <table:table-cell table:number-columns-repeated="4"/>
        </table:table-row>
        <table:table-row table:style-name="ro6">
          <table:table-cell table:number-columns-repeated="3"/>
          <table:table-cell table:style-name="ce161" table:formula="of:=SUM([.D46:.D51])" office:value-type="float" office:value="26">
            <text:p>26,0 sec</text:p>
          </table:table-cell>
          <table:table-cell table:style-name="ce163" table:formula="of:=SUM([.E46:.E51])" office:value-type="float" office:value="27739">
            <text:p>27739</text:p>
          </table:table-cell>
          <table:table-cell table:style-name="ce165" table:formula="of:=[.E52]/[.D52]" office:value-type="float" office:value="1066.88461538462">
            <text:p>1066,9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23,6 27734">
            <text:p>test_Parser(all): 23,6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23.6">
            <text:p>23,6 sec</text:p>
          </table:table-cell>
          <table:table-cell table:style-name="ce162" table:formula="of:=TESTSTAT(&quot;count&quot;; [.B54])" office:value-type="float" office:value="27734">
            <text:p>27734</text:p>
          </table:table-cell>
          <table:table-cell table:style-name="ce164" table:formula="of:=[.E54]/[.D54]" office:value-type="float" office:value="1175.16949152542">
            <text:p>1175,2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1">01.06.2017</text:date>, <text:time>23:03:1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6-01T23:03:16.92</dc:date>
    <meta:editing-duration>P167DT21H48M42S</meta:editing-duration>
    <meta:editing-cycles>747</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Long


Sub Main
	[test_Test ===========]()
	[test_All ============]()
End Sub


Function ticksPerSec()
	Dim out As Long
	If out = 0 Then
		out = GetSystemTicks()
		Wait(100) ' wait a hundred milliseconds
		out = 10 * (GetSystemTicks() - out)
	End If
	ticksPerSec = out
End Function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Function [test_All ============]()
	Dim tm As Double
	tm = GetSystemTicks()
	
	test_Common()
	test_Array()
	[test_List ===============]()
	[test_Fn ===============]()
	test_Parser()
	test_AST()
	test_PrsLogic()
	[test_PrsGrammar======================================]()
	[test_Pattern======================================]()
	[test_Env======================================]()
	[test_Expr======================================]()
	[test_Type======================================]()
	
	tm = (GetSystemTicks() - tm) / ticksPerSec
	show("time for all tests: ", tm)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Of(a)
		tb = typeOf(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tyName As String
						If isDataValue(a) Then
							tyName = "T" &amp; typeCtorName(ctorOf(a))
						Else
							tyName = _tyname(a)
						End If
						result = apply(tyName &amp; "_equ",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Dim toStrFnName As String, toStrFn As Variant
				If isDataValue(v) Then
					toStrFnName = "T" &amp; typeCtorName(ctorOf(v)) _
								&amp; "_toString"
					toStrFn = lookupFn(toStrFnName)
					If isEmpty(toStrFn) Then
						result = DataValue_toString(v)
					Else
						result = apply(toStrFn, v)
					End If
				Else ' Object with a .tyname field
					Dim ty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_toString_equals(compose(f, g), 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Fn.compose, Array("i-dont-exist", id, 42)).x
	assertThrows(Fn.compose, Array(Nothing, 		  id, 42)).x
	assertThrows(Fn.compose, Array(Empty, 		  id, 42)).x
	assertThrows(Fn.compose, Array(4711, 		  id, 42)).x
	
	''assertThrows doesn't really work with partial app
	''that is because it uses applyToList, which doesn't do
	''an actual call until more args come in
	'assertThrows(Fn.compose, Array(Nothing, Fn.id)).x	
	'assertThrows(Fn.compose, Array("i-dont-exist")).x

	assertThrows(Fn.compose, Array(id, "i-dont-exist", 42)).x
	assertThrows(Fn.compose, Array(id, Nothing, 		  42)).x
	assertThrows(Fn.compose, Array(id, Empty, 		  42)).x
	assertThrows(Fn.compose, Array(id, 4711, 		  42)).x
	''assertThrows doesn't really work with partial app
	'assertThrows(Fn.compose, Array(id, "i-dont-exist")).x

	assertThrows(Fn.compose, Array("i-dont-exist", "i-dont-exist-either", 42)).x
	''assertThrows doesn't really work with partial app
	'assertThrows(Fn.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Equal(arity(Fn.equ),	2).x
	assertEqual(arity(equ),		2).x
	
	assertThrows(Fn.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Fn.equ, Array(vUninitTyName, oUninitTyName)).x	' cannot compare uninitialized instances of type Object/

	assertThrows(Fn.equ, Array(vUninitTyName, oInitTyName)).x	' missing fn "foobar_equ"
	
	assertThrows(Fn.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Fn.equ, Array(vUninitNoTyName, oUninitNoTyName)).x	' cannot compare values of underspecified type Object
	assertThrows(Fn.equ, Array(oUninitNoTyName, vUninitNoTyName)).x	' cannot compare values of underspecified type Object

	assertThrows(Fn.equ, Array(nil, oUninitNoTyName)).x	' incompatible types Object/TList and Object
End Function

Function test_readHex()
	assertEqual(arity(Fn.readHex), 1).x
	'assertEqual(arity(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Fn.readHex, Array(3)).x
	assertThrows(Fn.readHex, Array("")).x
	assertThrows(Fn.readHex, Array(" ")).x
	assertThrows(Fn.readHex, Array("g")).x
	assertThrows(Fn.readHex, Array("G")).x
	assertThrows(Fn.readHex, Array("z")).x
	assertThrows(Fn.readHex, Array("Z")).x

	assertThrows(Fn.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emptyArray()
	test_Array_toString()
End Function

Function test_getBounds()
	Dim typeName_List : typeName_List = "Data/List"
	Dim bs As Variant
	bs = getBounds(Array())
	assertEqual(typeOf(bs), typeName_List).x
	assertEqual(toString(bs), "[[0, -1, 0]]").x

	bs = getBounds(Array(1))
	assertEqual(typeOf(bs), typeName_List).x
	assertEqual(toString(bs), "[[0, 0, 1]]").x

	bs = getBounds(Array(1, 2, 3))
	assertEqual(typeOf(bs), typeName_List).x
	assertEqual(toString(bs), "[[0, 2, 3]]").x

	bs = getBounds(Array(1, Array(2, 3)))
	assertEqual(typeOf(bs), typeName_List).x
	assertEqual(toString(bs), "[[0, 1, 2]]").x

	bs = getBounds(DimArray(1, 2, 3))
	assertEqual(typeOf(bs), typeName_List).x
	assertEqual(toString(bs), "[[0, 1, 2], [0, 2, 3], [0, 3, 4]]").x

	Dim a(1 To 5, -7 To 2)
	bs = getBounds(a)
	assertEqual(typeOf(bs), typeName_List).x
	assertEqual(toString(bs), "[[1, 5, 5], [-7, 2, 10]]").x
End Function

Function test_getSizes()
	Dim typeName_List : typeName_List = "Data/List"
	Dim bs As Variant
	bs = getSizes(Array())
	assertEqual(typeOf(bs), typeName_List).x
	assertEqual(toString(bs), "[0]").x

	bs = getSizes(Array(1, 2, 3))
	assertEqual(typeOf(bs), typeName_List).x
	assertEqual(toString(bs), "[3]").x

	bs = getSizes(Array(1, Array(2, 3)))
	assertEqual(typeOf(bs), typeName_List).x
	assertEqual(toString(bs), "[2]").x

	bs = getSizes(DimArray(1, 2, 3))
	assertEqual(typeOf(bs), typeName_List).x
	assertEqual(toString(bs), "[2, 3, 4]").x

	Dim a(1 To 5, -7 To 2)
	bs = getSizes(a)
	assertEqual(typeOf(bs), typeName_List).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Sub Main
	[test_List ===============]()
End Sub


' --- constructors ---

Function nil()
	nil = List_nil
End Function

Function cons(Optional x, Optional xs)
	Dim out As Variant : Static oFn As Object
	If isMissing(xs) Then
		If isNull(oFn) Then : oFn = Fn.cons : End If
		out = _apply(oFn, x, xs)
	Else
		If isList(xs) Then
			out = List_cons(x, xs)
		Else
			croak("cons: invalid tail - expected a List but got a " &amp; typeOf(xs) &amp; ":" &amp; NL &amp; toString(xs))
		End If
	End If
	cons = out
End Function

' --- ctor test ---

Function isNil(Optional xs)
	If isMissing(xs) Then : isNil = Fn.isNil : Else
		isNil = List_isNil(xs)
	End If
End Function

' --- destructors ---

Function car(Optional xs)
	If isMissing(xs) Then : car = Fn.car : Exit Function : End If
	If isNil(xs) Then
		croak("car: nil")
	Else
		car = List_car(xs)
	End If
End Function

Function cdr(Optional xs)
	If isMissing(xs) Then : cdr = Fn.cdr : Exit Function : End If
	If isNil(xs) Then
		croak("cdr: nil")
	Else
		cdr = List_cdr(xs)
	End If
End Function

Function length(Optional xs)
	If isMissing(xs) Then : length = Fn.length : Else
		length = List_length(xs)
	End If
End Function

' --- type test ---

Function isList(Optional x As Variant)
	isList = hasType(x, TList)
End Function


' --- toString ---

Function TList_toString(ByVal xs)
	'concat "[" (concat (foldl1 (\acc.(concat acc) ° (concat ", "))) "[" (map toString xs)) "]"
	'out = "[" &amp; Join(toArray(map(Fn.toString, xs)), ", ") &amp; "]"
	
	Dim out As String
	If isNil(xs) Then
		out = "[]"
	Else
		Dim x
		x = car(xs)
		If isList(x) Then
			out = TList_toString(x)
		Else
			out = toString(x)
		End If
		xs = cdr(xs)
		Do Until(isNil(xs))
			x = car(xs)
			xs = cdr(xs)
			If isList(x) Then
				out = out &amp; ", " &amp; TList_toString(x)
			Else
				out = out &amp; ", " &amp; toString(x)
			End If
		Loop
		out = "[" &amp; out &amp; "]"
	End If
	
	TList_toString = out
End Function

' --- equality ---

Function TList_equ(xs, ys) As Boolean
	Dim out As Boolean
	out = False
	Dim n As Integer
	n = length(xs)
	
	If n = length(ys) Then
TList_equ_compare_elems:
		If n = 0 Then
			out = True
		Else
			On Local Error Goto TList_equ_end ' if cars are incomparable
			If equ(car(xs), car(ys)) Then
				' tail-call:
				'out = TList_equ(cdr(xs), cdr(ys))
				xs = cdr(xs)
				ys = cdr(ys)
				n = n - 1
				Goto TList_equ_compare_elems
			End If
		End If
	End If
TList_equ_end:
	TList_equ = out
End Function


' --- fns on List ---

Function cadr(xs)
	cadr = car(cdr(xs))
End Function

Function caddr(xs)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 _
	Optional f As Object, _
	Optional acc, _
	Optional ByVal xs _
)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Static oFn As Object : If isNull(oFn) Then : oFn = Fn.foldl1 : End If
	If isMissing(f) Then
		foldl1 = oFn
	ElseIf isMissing(xs) Then
		foldl1 = apply(oFn, f)
	Else
		If isNil(xs) Then
			croak("foldl1 on nil")
		End If
		foldl1 = foldl(f, car(xs), cdr(xs))
	End If
End Function

Function foldr( _
	Optional f As Object, _
	Optional acc As Variant, _
	Optional xs _
)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Optional ys)
	Static oFn As Object : If isNull(oFn) Then : oFn = Fn.adjoin : End If
	If isMissing(ys) Then 
		If isMissing(xs) Then
			adjoin = oFn
		Else
			adjoin = apply(oFn, xs)
		End If
	Else
		If isList(ys) Then
			adjoin = foldr(cons, ys, xs)
		Else
			croak("adjoin: expected List as 2nd arg - got " &amp; typeOf(ys) _
				&amp; NL &amp; toString(ys))
		End If
	End If
End Function

' Normally this is called "concat" but we already have that for Strings
Function flatten(Optional xs)
	If isMissing(xs) Then
		flatten = foldl(adjoin, nil)
	Else
		flatten = foldl(adjoin, nil, xs)
	End If
End Function

Function reverse(Optional ByVal xs)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Dim n As Integer
	n = length(xs) - 1
	If n = -1 Then
		toArray = emptyArray
	Else
		Dim out(0 To n)
		Dim i As Integer
		For i = 0 To n
			out(i) = car(xs)
			xs = cdr(xs)
		Next i
		toArray = out
	End If
End Function

Function List( _
	Optional a0, _
	Optional a1, _
	Optional a2, _
	Optional a3, _
	Optional a4, _
	Optional a5, _
	Optional a6, _
	Optional a7, _
	Optional a8, _
	Optional a9, _
	Optional a10 _
)
	If Not(IsMissing(a10)) Then
		croak("List(...): cannot handle more than 10 args")
	End If
	Dim out
	If isMissing(a0) Then
		out = nil
	Else
		' tail-call:
		out = cons(a0, List(a1, a2, a3, a4, a5, a6, a7, a8, a9))
	End If
	List = out
End Function

Function toList(a As Array)
	Dim out As Variant
	Set out = nil
	Dim i As Integer, k As Integer
	Select Case getDim(a)
		Case 1
			For i = UBound(a) To LBound(a) Step -1
				out = cons(a(i), out)
			Next i
		Case 2
			For i = UBound(a, 1) To LBound(a, 1) Step -1
				Dim inner
				inner = nil
				For k = UBound(a, 2) To LBound(a, 2) Step -1
					inner = cons(a(i, k), inner)
				Next k
				out = cons(inner, out)
			Next i
		Case Else
			croak("toList: cannot handle " &amp; getDim(a) &amp; "-dimensional arrays")
	End Select
	toList = out
End Function
				
'= tests ============================================================

Function [test_List ===============]()
	test_List_isList()
	test_List_isNil_and_cons()
	test_List_length()
	test_List_typeOf()
	test_List_TList_toString()
	test_List_polymorphic_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cons, Array(42, 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typeOf()
	assertEqual(typeOf(nil), "Data/List").x
	
	Dim lst
	lst = cons(5, nil)
	assertEqual(typeOf(lst), "Data/List").x
End Function

Function test_List_TList_toString()
	Dim a
	a = nil
	assertEqual(TList_toString(a), "[]").x
	
	a = cons(5, nil)
	assertEqual(TList_toString(a), "[5]").x

	a = cons(7, a)
	assertEqual(TList_toString(a), "[7, 5]").x
	a = cons("a", a)
	assertEqual(TList_toString(a), "['a', 7, 5]").x
	a = cons("xxx", nil)
	assertEqual(TList_toString(a), "['xxx']").x

	a = cons(nil, nil)
	assertEqual(TList_toString(a), "[[]]").x
	a = cons("b", a)
	assertEqual(TList_toString(a), "['b', []]").x
	a = cons(cons("a", nil), a)
	assertEqual(TList_toString(a), "[['a'], 'b', []]").x
	a = cons(a, nil)
	assertEqual(TList_toString(a), "[[['a'], 'b', []]]").x
	
	assertEqual(arity(Fn.TList_toString), 1).x
End Function

Function test_List_polymorphic_toString()
	Dim a
	a = nil
	assertEqual(toString(a), "[]").x
	
	a = cons(5, nil)
	assertEqual(toString(a), "[5]").x

	a = cons(7, a)
	assertEqual(toString(a), "[7, 5]").x
	a = cons("a", a)
	assertEqual(toString(a), "['a', 7, 5]").x
	a = cons("xxx", nil)
	assertEqual(toString(a), "['xxx']").x

	a = cons(nil, nil)
	assertEqual(toString(a), "[[]]").x
	a = cons("b", a)
	assertEqual(toString(a), "['b', []]").x
	a = cons(cons("a", nil), a)
	assertEqual(toString(a),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 recognized by module "List"
	'assertThrows("List", Array(0, 1, 2, 3, 4, 5, 6, 7, 8, 9, 10)).x
	
	assertEqual(toString(test_List_foo(5)), "[5]").x
	assertEqual(toString(test_List_foo(5, 7)), "[5, 7]").x
End Function

Function test_List_car()
	assertThrows(Fn.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Fn.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Fn.toString, nil)), "[]").x
	assertEqual(toString(map(Fn.toString, List(1))), "['1']").x
	assertEqual(toString(map(Fn.toString, List("a"))), "[''a'']").x
	assertEqual(toString(map(Fn.toString, List("a", 42))), "[''a'', '42']").x
	assertEqual(toString(map(Fn.toString, List(nil, "a", 42))), "['[]', ''a'', '42']").x
	
	assertEqual(arity(Fn.map), 2).x
	assertEqual(toString(apply(Fn.map, Fn.toString, nil)), "[]").x
	assertEqual(toString(apply(Fn.map, Fn.toString, List(1))), "['1']").x
	assertEqual(toString(apply(Fn.map, Fn.toString, List("a"))), "[''a'']").x
	assertEqual(toString(apply(Fn.map, Fn.toString, List("a", 42))), "[''a'', '42']").x
	assertEqual(toString(apply(Fn.map, Fn.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assertThrows(adjoin, Array(1, nil)).x
	assertThrows(adjoin, Array(nil, 1)).x
	
	Dim lst
	Set lst = cons(1, nil)
	assertEqual(toString(adjoin(lst, nil)), "[1]").x
	assertEqual(toString(adjoin(nil, lst)), "[1]").x

	assertEqual(toString(adjoin(lst, lst)), "[1, 1]").x
	Dim lst2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arity(Fn.flatten),	1).x
	assertEqual(arity(flatten),		1).x

	assertEqual(toString(flatten(nil)), "[]").x
	Dim lst
	Set lst = cons(1, nil)
	assertThrows(Fn.flatten, Array(lst)).x
	Set lst = cons(lst, nil)	' [[1]]
	assertEqual(toString(flatten(lst)), "[1]").x
	Set lst = cons(nil, lst)	' [[], [1]]
	assertEqual(toString(flatten(lst)), "[1]").x
	Dim lst2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n.TList_equ),	2).x
	'assertEqual(arity(TList_equ),		2).x
	assertEqual(apply(Fn.TList_equ, nil, nil),	True).x
	
	assertEqual(equ(nil, Empty), False).x	' Empty is comparable to anything
	assertEqual(equ(Empty, nil), False).x

	' we consider data types NOT to be comparable with plain Object:
	assertThrows(equ, Array(nil, Nothing)).x
	assertThrows(equ, Array(Nothing, nil)).x

	assertEqual(equ(nil,		nil),			True).x
	
	assertEqual(equ(List(1), 	nil),			False).x
	assertEqual(equ(nil, 		List(1)),		False).x
	
	assertEqual(equ(List(1), 	List(1)),		True).x
	assertEqual(equ(List(2), 	List(1)),		False).x
	assertEqual(equ(List(1), 	List(2)),		False).x
	
	' ?? "equ: incompatible types String and Integer"
	'assertThrows(equ, Array(List("1"), 	List(1))).x
	assertEqual(equ(List("1"), List(1)), False).x
	
	' ?? "equ: incompatible types Integer and String"
	'assertThrows(equ, Array(List(1, 2), List(1, "2"))).x
	assertEqual(equ(List(1, 2), List(1, "2")),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_instances	As Object
	
	ctorOf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TList_toString	As Object
	TList_equ		As Object
	isList			As Object
	isNil			As Object
	cons			As Object
	length			As Object
	car				As Object
	cdr				As Object
	cadr			As Object
	caddr			As Object
	map				As Object
	filter			As Object
	skipWhile		As Object
	skipUntil		As Object
	foldl			As Object
	foldr			As Object
	foldl1			As Object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hasType				As Object
	
	TASN_dot			As Object
	TASN_toString		As Object
	mkASN				As Object
	mkDtTerminal		As Object
	mkDtCClass			As Object
	mkDtNonterminal		As Object
	mkDtMult			As Object
	
	isPattern			As Object
	TPattern_toString	As Object
	matches				As Object
	
	isExpr				As Object
End Type


Sub Main
	[test_Fn ===============]()
End Sub


Function _newFn(name As String, arity As Integer, Optional typ)
	Dim out As New TFn
	out.tyname = TFn_tyname
	out.which = name
	out.arity = arity
	If Not(isMissing(typ)) Then
		out.str = name &amp; " :: " &amp; typ
	Else
		out.str = name
	End If
	_newFn = out
End Function

Function mkFn(ByRef fs As Object, name As String, arity As Integer, Optional typ)
	Dim out
	out = _newFn(name, arity, typ)
	fs = cons(out, fs)
	mkFn = out
End Function

Function Fn
	Static out As Object
	If isNull(out) Then
		Dim fs As Object : fs = nil
		out = New TFnObjs
				
		out.ctorOf		= mkFn(fs, "ctorOf",		1, "Any -&gt; Maybe TDataCtor")
		
		out.isEmpty		= mkFn(fs, "isEmpty",		1, "Any -&gt; Bool")
		out.isString	= mkFn(fs, "isString",		1, "Any -&gt; Bool")
		out.isExpr		= mkFn(fs, "isExpr",		1, "Any -&gt; Bool")	
		
		out.toString	= mkFn(fs, "toString",		1, "Any -&gt; Str")
		out.id			= mkFn(fs, "id",			1, "a -&gt; a")
		out.fstArg		= mkFn(fs, "fstArg",		2, "a -&gt; b -&gt; a")
		out.sndArg		= mkFn(fs, "sndArg",		1, "a -&gt; b -&gt; b")
		out.swap		= mkFn(fs, "swap",			3, "(b -&gt; a -&gt; c) -&gt; a -&gt; b -&gt; c")
		out.compose		= mkFn(fs, "compose",		3, "(b -&gt; c) -&gt; (a -&gt; b) -&gt; a -&gt; c")
		out.ite			= mkFn(fs, "ite",			4, "(a -&gt; Bool) -&gt; (a -&gt; b) -&gt; (a -&gt; b) -&gt; a -&gt; b")
		out.add			= mkFn(fs, "add",			2, "Long -&gt; Long -&gt; Long")
		out.mul			= mkFn(fs, "mul",			2, "Long -&gt; Long -&gt; Long")
		out.inRange		= mkFn(fs, "inRange",		3, "Long -&gt; Long -&gt; Long -&gt; Bool")
		out.equ			= mkFn(fs, "equ",			2, "a -&gt; a -&gt; Bool")
		out.neq			= mkFn(fs, "neq",			2, "a -&gt; a -&gt; Bool")
		out.concat		= mkFn(fs, "concat",		2, "Str -&gt; Str -&gt; Str")
		out.asc			= mkFn(fs, "asc",			1, "Char -&gt; Int")
		out.chr			= mkFn(fs, "chr",			1, "Int -&gt; Char")
		out.ucase		= mkFn(fs, "ucase",			1, "Str -&gt; Str")
		out.lcase		= mkFn(fs, "lcase",			1, "Str -&gt; Str")
		out.readHex		= mkFn(fs, "readHex",		1, "Str -&gt; Long")
		
		out.TFn_toString = mkFn(fs, "TFn_toString",	1, "(a -&gt; b) -&gt; Str")
		out.applyToList	= mkFn(fs, "applyToList",	2)
		
		out.TList_toString	= mkFn(fs, "TList_toString",	1)
		out.TList_equ		= mkFn(fs, "TList_equ",			2)
		out.isList			= mkFn(fs, "isList",			1, "Any -&gt; Bool")
		out.isNil			= mkFn(fs, "isNil",				1, "[a] -&gt; Bool")
		out.cons			= mkFn(fs, "cons",				2, "a -&gt; [a] -&gt; [a]")
		out.length			= mkFn(fs, "length",			1)
		out.car				= mkFn(fs, "car",				1)
		out.cdr				= mkFn(fs, "cdr",				1)
		out.cadr			= mkFn(fs, "cadr",				1)
		out.caddr			= mkFn(fs, "caddr",				1)
		out.map				= mkFn(fs, "map",				2, "(a -&gt; b) -&gt; [a] -&gt; [b]")
		out.filter			= mkFn(fs, "filter",			2, "(a -&gt; Bool) -&gt; [a] -&gt; [a]")
		out.skipWhile		= mkFn(fs, "skipWhile",			2, "(a -&gt; Bool) -&gt; [a] -&gt; [a]")
		out.skipUntil		= mkFn(fs, "skipUntil",			2, "(a -&gt; Bool) -&gt; [a] -&gt; [a]")
		out.foldl			= mkFn(fs, "foldl",				3)
		out.foldr			= mkFn(fs, "foldr",				3)
		out.foldl1			= mkFn(fs, "foldl1",			2)
		out.foldr1			= mkFn(fs, "foldr1",			2)
		out.adjoin			= mkFn(fs, "adjoin",			2)
		out.flatten			= mkFn(fs, "flatten",			1, "List List a -&gt; List a")
		out.reverse			= mkFn(fs, "reverse",			1, "List a -&gt; List a")
		
		out.TParser_toString = mkFn(fs, "TParser_toString",	1, "Parser a -&gt; Str")
		out.mkParser		= mkFn(fs, "mkParser",			2, "Str -&gt; Any -&gt; Parser a")
		out.pReturn			= mkFn(fs, "pReturn",			1, "a -&gt; Parser a")
		out.pStr			= mkFn(fs, "pStr",				1, "Str -&gt; Parser Str")
		out.pBind			= mkFn(fs, "pBind",				2, "Parser a -&gt; (a -&gt; Parser b) -&gt; Parser b")
		out.pChoice			= mkFn(fs, "pChoice",			2, "Parser a -&gt; Parser a -&gt; Parser a")
		out.pMany			= mkFn(fs, "pMany",				1, "Parser a -&gt; Parser [a]")
		out.pMany1			= mkFn(fs, "pMany1",				1, "Parser a -&gt; Parser [a]")
		out.pZeroOrOne		= mkFn(fs, "pZeroOrOne",			1, "Parser a -&gt; Parser (Maybe a)")
		out.pZeroOrOne2		= mkFn(fs, "pZeroOrOne2",		2, "Parser a -&gt; a -&gt; Parser a")
		out.mkTypeVar		= mkFn(fs, "mkTypeVar",			1, "Char -&gt; Str")
		out.maybeMakeArrowType = mkFn(fs, "maybeMakeArrowType",	2, "Typ -&gt; Maybe Typ -&gt; Typ")
		out.mkTypeCtor		= mkFn(fs, "mkTypeCtor",			2, "Str -&gt; [Typ] -&gt; Typ")
		out.mkTupleType		= mkFn(fs, "mkTupleType",		2, "Typ -&gt; [Typ] -&gt; Typ")
		
		out.hasType			= mkFn(fs, "hasType",			2, "Any -&gt; Typ -&gt; Bool")
		
		out.TASN_dot		= mkFn(fs, "TASN_dot",			2, "Str -&gt; ASN -&gt; Any")
		out.TASN_toString	= mkFn(fs, "TASN_toString",		1, "ASN -&gt; Str")
		out.mkASN			= mkFn(fs, "mkASN",				3, "Any -&gt; a -&gt; [b] -&gt; ASN")
		out.mkDtTerminal	= mkFn(fs, "mkDtTerminal",		1, "Str -&gt; ASN")
		out.mkDtCClass		= mkFn(fs, "mkDtCClass",			2, "Str -&gt; Str -&gt; ASN")
		out.mkDtNonterminal	= mkFn(fs, "mkDtNonterminal",	2, "Str -&gt; [ASN] -&gt; ASN")
		out.mkDtMult		= mkFn(fs, "mkDtMult",			2, "Str -&gt; [ASN] -&gt; ASN")
		
		out.isPattern		= mkFn(fs, "isPattern",			1, "Any -&gt; Bool")
		out.TPattern_toString = mkFn(fs, "TPattern_toString",	1, "Pattern a -&gt; Str")
		out.matches			= mkFn(fs, "matches",			3, "Pattern a -&gt; Maybe Env -&gt; a -&gt; Maybe Env")
		
		
		out._instances = fs
	End If
	Fn = ou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lookupFn(name As String) As Variant
	Dim out As Variant
	Dim fs As Object, f As Object
	fs = Fn._instances
	Do Until(isNil(fs))
		f = car(fs)
		If (getFnName(f) = name) Then
			out = f
			Exit Do
		End If
		fs = cdr(fs)
	Loop
	lookupFn = out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ou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ctorOf":				out = ctorOf(	a0)
		
		Case "isEmpty":				out = isEmpty(	a0)
		Case "isString":			out = isString(	a0)

		Case "id": 					out = a0
		Case "sndArg":				out = sndArg(	a0)
		Case "asc":					out = Asc(		a0)
		Case "chr":					out = Chr(		a0)
		Case "ucase":				out = UCase(		a0)
		Case "lcase":				out = LCase(		a0)
		Case "toString":			out = toString(	a0)
		Case "readHex":				out = readHex(	a0)
		Case "isList":				out = isList(	a0)
		Case "isNil":				out = isNil(		a0)
		Case "length":				out = length(	a0)
		Case "car":					out = car(		a0)
		Case "cdr":					out = cdr(		a0)
		Case "cadr":				out = cadr(		a0)
		Case "caddr":				out = caddr(		a0)
		Case "flatten":				out = flatten(	a0)
		Case "reverse": 			out = reverse(	a0)
		Case "toArray": 			out = toArray(	a0)
		Case "pStr": 				out = pStr(		a0)
		Case "pReturn":				out = pReturn(	a0)
		Case "pMany":				out = pMany(		a0)
		Case "pMany1":				out = pMany1(	a0)
		Case "pZeroOrOne":			out = pZeroOrOne(a0)
		Case "mkTypeVar":			out = mkTypeVar(	a0)
		Case "TFn_toString":		out = TFn_toString(		a0)
		Case "TList_toString":		out = TList_toString(	a0)
		Case "TParser_toString":	out = TParser_toString(	a0)
		Case "TASN_toString":		out = TASN_toString(		a0)
		Case "mkDtTerminal":		out = mkDtTerminal(		a0)
		Case "isPattern":			out = isPattern(	a0)
		Case "TPattern_toString":	out = TPattern_toString(	a0)
		Case "isExpr":				out = isExpr(			a0)
		Case Else
			Goto applyLast_unknownF
	End Select
	applyLast = out
	Exit Function
applyLast_of_two:
	a0 = car(reverseArgs) 'fn.args(0)
	a1 = arg
	Select Case name
		Case "TList_equ":			out = TList_equ(		a0, a1)
		Case "fstArg":				out = a0
		Case "add":					out = CLng(a0 + a1)
		Case "mul":					out = CLng(a0 * a1)
		Case "concat":				out = a0 &amp; a1
		Case "equ":					out = equ(			a0, a1)
		Case "neq":					out = Not(equ(		a0, a1))
		Case "applyToList":			out = applyToList(	a0, a1)
		Case "cons":				out = cons(			a0, a1)
		Case "map":					out = map(			a0, a1)
		Case "filter":				out = filter(		a0, a1)
		Case "skipWhile":			out = skipWhile(		a0, a1)
		Case "skipUntil":			out = skipUntil(		a0, a1)
		Case "foldl1":				out = foldl1(		a0, a1)
'		Case "foldr1":				out = foldr1(		a0, a1)
		Case "adjoin":				out = adjoin(		a0, a1)
		Case "mkParser":			out = mkParser(		a0, a1)
		Case "pBind":				out = pBind(			a0, a1)
		Case "pChoice":				out = pChoice(		a0, a1)
		Case "pZeroOrOne2":			out = pZeroOrOne2(	a0, a1)
		Case "maybeMakeArrowType":	out = maybeMakeArrowType(a0, a1)
		Case "mkTypeCtor":			out = mkTypeCtor(	a0, a1)
		Case "mkTupleType":			out = mkTupleType(	a0, a1)
		Case "hasType":				out = hasType(		a0, a1)
		Case "TASN_dot":			out = TASN_dot(		a0, a1)
		Case "mkDtCClass":			out = mkDtCClass(	a0, a1)
		Case "mkDtNonterminal":		out = mkDtNonterminal(	a0, a1)
		Case "mkDtMult":			out = mkDtMult(	a0, a1)
		Case Else
			Goto applyLast_unknownF
	End Select
	applyLast = out
	Exit Function
applyLast_of_three:
	a0 = cadr(reverseArgs) 'fn.args(0)
	a1 = car(reverseArgs) 'fn.args(1)
	a2 = arg
	Select Case name
		Case "swap":				out = apply(a0, a2, a1)
		Case "compose":				out = _compose(a0, a1, a2)	'	apply(a0, apply(a1, a2))	'
		Case "inRange":				out = CBool( (a0 &lt;= a2) And (a2 &lt;= a1) )
		Case "foldl":				out = foldl(		a0, a1, a2)
		Case "foldr":				out = foldr(		a0, a1, a2)
		Case "mkASN":				out = mkASN(		a0, a1, a2)
		Case "matches":				out = matches(	a0, a1, a2)
		Case Else
			Goto applyLast_unknownF
	End Select
	applyLast = out
	Exit Function
applyLast_of_four:
	a0 = caddr(reverseArgs) 'fn.args(0)
	a1 = cadr(reverseArgs) 'fn.args(1)
	a2 = car(reverseArgs) 'fn.args(2)
	a3 = arg
	Select Case name
		Case "ite"
			If applyLast(a0, a3) Then
				out = apply1(a1, a3)
			Else
				out = apply1(a2, a3)
			End if
		Case Else
			Goto applyLast_unknownF
	End Select
	applyLast = out
	Exit Function
applyLast_of_fiveOrMore:
	croak("applyLast/NYI: five or more args")
applyLast_unknownF:
	croak("applyLast: unknown fn '" &amp; name &amp; "'")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n.applyToList), 2).x

	assertEqual(apply(Fn.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_instance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a = Any
'                | Val a
'                | Var Str
'                | Dat TypeCtor [Pattern Any]  ~~~~~

Const TPattern_tyname = "TPattern"
Type TPattern
	tyname	As String
	which	As String
	a0		As Variant
End Type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Of(x) = "Object/" &amp; TPattern_tyname)
	End If
	isPattern = out
End Function

Function TPattern_toString(p As Object)
	Dim out As Variant
	Select Case p.which
		Case "Any":			out = "_"
		Case "Var":			out = p.a0
		Case "Val"
			If isEmpty(p.a0) Then
				out = "()"
			Else
				out = toString(p.a0)
			End If
		Case "Dat":			out = getFnName(p.a0)
		Case "App"
			out = "(" &amp; TPattern_toString(p.a0) _
				&amp; " " &amp; TPattern_toString(p.a1) _
				&amp; ")"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out = _matches(p, e, x, nil)
	End If
	matches = out
End Function

Function _matches( _
	ByVal p As Object, _
	ByVal e As Variant, _
	ByVal x As Variant, _
	ByVal args As Object _
)
	If isEmpty(e) Then
		_matches = Empty
		Exit Function
	End If
	Dim out As Variant, u As Variant
_matches_dispatch:
	Select Case p.which
		Case "Any": 	out = e
		Case "Val"
			u = p.a0
_matches_Val_equalityTest:
			'On Local Error Goto _matches_Val_equalityTest_threw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isPattern()
	test_Pattern_toString()
	test_Pattern_matches_Any()
	test_Pattern_matches_Val()
	test_Pattern_matches_Var()
	test_Pattern_matches_List()
	test_Pattern_matches_ASN()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patASN(patAny, 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Dat(cons)), "cons").x
	'assertEqual(toString(patDat(nil)),  "nil").x ' TODO: handle 0-arity datactors
	
	p = xpApp(xpApp(patDat(cons), patVar("x")), patVar("xs"))
	assertEqual(TPattern_toString(p), "((cons x) xs)").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 TODO: decide what match should do if it wouldn't type-check
	'refute_matches(p, e, Empty			).x
	'refute_matches(p, e, nil			).x
	'refute_matches(p, e, List(nil)		).x
	'refute_matches(p, e, List(1, 2, 3)	).x
	'refute_matches(p, e, Array( _
	'	Empty, _
	'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Of(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Of(x) &amp; ", " &amp; typeOf(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DataValue
	str		 As String	' debugger shows that in inspector
	id		 As Long
	ctor	 As DataValue
	fields   As Array
End Type

Const DataCtor_name     = 0
Const DataCtor_argTypes = 1
Const DataCtor_typeCtor = 2

Const DataTypeCtor_name  	 = 0
Const DataTypeCtor_arity 	 = 1
Const DataTypeCtor_dataCtors = 2


Sub Main
	[test_Type======================================]()
End Sub


Function _newDataValue(ctor As DataValue, ByRef args As Array)
	Static instanceCount As Long
	Dim out As New DataValue
	out.ctor   = ctor
	out.fields = args
	out.id	   = instanceCount
	instanceCount = instanceCount + 1

	If Not(isNull(ctor)) Then
		_validate(out)
	End If
	_newDataValue = out
End Function


Function _validate(v As DataValue)
	Dim a As Integer : a = LBound(v.fields)
	If a &lt;&gt; 0 Then
		croak("_validate " &amp; ctor.fields(DataCtor_name) &amp; ":" _
			&amp; NL &amp; "expected 0-based args Array" _
			&amp; NL &amp; "but got a " &amp; a &amp; "-based one: " _
			&amp; NL &amp; toString(v.fields) _
		)
	End If
	Goto _validate_check_count_only	' can comment out
	'Goto _validate_check_types		' can comment out

_validate_end:	' to make "no-checks" the shortest path
	Exit Function
	
_validate_check_types:
	croak("_validate/type-check: NYI")
	Goto _validate_end
	
_validate_check_count_only:
	Dim x As Integer, argTypes As Variant
	a = UBound(v.fields)
	argTypes = v.ctor.fields(DataCtor_argTypes)
	If isArray(argTypes) Then
		x = UBound(argTypes)
	Else
		x = a	' TODO: argTypes as List
	End If
	If x &lt;&gt; a Then
		x = x + 1
		a = a + 1
		croak("_validate: DataCtor " &amp; v.ctor.fields(DataCtor_name) _
			&amp; " requires " &amp; x &amp; IIf(x = 1, " arg", " args") _
			&amp; " - got " &amp; a _
		)
	End If
	Goto _validate_end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_ctor(o As Object)
	_ctor = o.ctor
End Function

Function _fields(o As Object)
	_fields = o.fields
End Function

Function field(idx As Integer, v As DataValue)
	field = v.fields(idx)
End Function

Function fieldCount(v As DataValue)
	fieldCount = CInt(UBound(v.fields) + 1)
End Function


Function DataValue_same(a As DataValue, b As DataValue)
	DataValue_same = (a.id = b.id)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v.id &amp; "")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Function TType()
	Static out As Object ' DON'T declare it as DataValue!
	If isNull(out) Then 
		out = bootstrapTypes()
	End If
	TType = out
End Function

' String -&gt; Integer -&gt; (TypeApp List TDataCtor) -&gt; TDataTypeCtor
Function DataTypeCtor( _
	Optional _name As String, _
	Optional arity As Integer, _
	Optional dataCtors As Object _
)
	Static c As Object : If isNull(c) Then : c = ctorOf(TType) : End If
	Dim out As Variant
	If isMissing(_name) Then
		out = c
	'ElseIf isMissing(arity) Then
	ElseIf isMissing(dataCtors) Then
		croak("DataTypeCtor/NYI: partial application")
	Else
		out = _newDataValue(c, Array(_name, arity, dataCtors))
	End If
	DataTypeCtor = out
End Function

Function TDataTypeCtor()
	Static out As Object ' DON'T declare it as DataValue!
	If isNull(out) Then 
		out = field(DataCtor_typeCtor, DataTypeCtor)
	End If
	TDataTypeCtor = out
End Function

' :: Str -&gt; (List TType) -&gt; TDataTypeCtor -&gt; TDataCtor
'  = DataCtor "DataCtor" [Str (TypeApp List TType) TDataTypeCtor] TDataCtor
Function DataCtor()
	Static out As Object ' DON'T declare as DataValue!
	If isNull(out) Then
		out = ctorOf(DataTypeCtor)
	End If
	DataCtor = out
End Function

Function TDataCtor()
	Static out As Object ' DON'T declare as DataValue!
	If isNull(out) Then 
		out = field(DataCtor_typeCtor, DataCtor)
	End If
	TDataCtor = out
End Function

' DataTypeCtor "List" 1 [Nil, Cons]
Function TList()
	Static out As Object ' DON'T declare it as DataValue!
	If isNull(out) Then 
		out = field(DataCtor_argTypes, DataCtor)	' a List value
		out = ctorOf(out)							' a DataCtor value
		out = field(DataCtor_typeCtor, out)			' a DataTypeCtor value
	End If
	TList = out
End Function

Function List_nil() ' singleton data ctor; returns the singleton value
	Static out As Object
	If isNull(out) Then
		' The dataCtors field of TList is itself a List instance,
		'  either (cCons cCons (cCons cNil  (vNil)))
		'      or (cCons cNil  (cCons cCons (vNil)))
		' In any case: the nil *value* is down at the very bottom!
		out = field(1, field(1, field(DataTypeCtor_dataCtors, TList)))
	End If
	List_nil = out
End Function

Function List_cons(Optional x As Variant, Optional xs As Variant)
	Static c As Object
	If isNull(c) Then
		' The dataCtors field of TList is itself a List instance,
		'  either (cCons cCons (cCons cNil  (vNil)))
		'      or (cCons cNil  (cCons cCons (vNil)))
		' In any case: the top data ctor is cons
		c = ctorOf(field(DataTypeCtor_dataCtors, TList))
	End If
	Dim out As Variant
	If isMissing(x) Then
		out = c
	ElseIf isMissing(xs) Then
		croak("List_cons/NYI: partial application")
	Else
		' TODO: require xs to be of type List a and x of type a
		out = _newDataValue(c, Array(x, xs))
	End If
	List_cons = out
End Function

Function List_isNil(v As Variant)
	Dim out As Variant
	out = False
	If Not(isDataValue(v)) Then
		Goto isNil_typeError
	End If
	If DataValue_same(v, List_nil) Then
		out = True
	ElseIf Not(hasType(v, TList)) Then
		Goto isNil_typeError
	End If
	List_isNil = out
	Exit Function
isNil_typeError:
	croak("List_isNil: expected a List but got " &amp; toString(v)
End Function

Function List_car(xs As Variant)
	List_car = field(0, xs)
End Function

Function List_cdr(xs As Variant)
	List_cdr = field(1, xs)
End Function

Function List_cadr(xs As Variant)
	List_cadr = List_car(List_cdr(xs))
End Function

Function List_cddr(xs As Variant)
	List_cddr = List_cdr(List_cdr(xs))
End Function

Function List_caddr(xs As Variant)
	List_caddr = List_car(List_cdr(List_cdr(xs)))
End Function

Function List_cdddr(xs As Variant)
	List_cdddr = List_cdr(List_cdr(List_cdr(xs)))
End Function

Function List_nth(ByVal n As Integer, ByVal xs As Variant)
	Do Until (n = 0)
		xs = List_cdr(xs)
		n = n - 1
	Loop
	List_nth = List_car(xs)
End Function

Function List_length(ByVal xs As Variant)
	Dim out As Integer
	Do Until List_isNil(xs)
		out = out + 1
		xs = List_cdr(xs)
	Loop
	List_length = out
End Function


Function TString() ' singleton data ctor; returns the singleton value
	Static out As Object
	If isNull(out) Then
		' order of argTypes of DataTypeCtor is fixed:
		out = List_nth(0, field(DataCtor_argTypes, DataTypeCtor))
	End If
	TString = out
End Function

Function TInteger() ' singleton data ctor; returns the singleton value
	Static out As Object
	If isNull(out) Then
		' order of argTypes of DataTypeCtor is fixed:
		out = List_nth(1, field(DataCtor_argTypes, DataTypeCtor))
	End If
	TInteger = out
End Function

Function TypeParam(Optional i As Integer)
	Static c As Object
	Dim out
	If isNull(c) Then
		' Look for data ctor that has argTypes = [Integer]
		Dim ctors, argTypes
		ctors = field(DataTypeCtor_dataCtors, TType)
		Do While(True)
			c = List_car(ctors)
			argTypes = field(DataCtor_argTypes, c)
			If (List_length(argTypes) = 1) Then
				If DataValue_same(List_car(argTypes), TInteger) _
				Then : Exit Do : End If
			End If
			ctors = List_cdr(ctors)
		Loop
	End If
	If isMissing(i) Then
		out = c
	Else
		out = _newDataValue(c, Array(i))
	End If
	TypeParam = out
End Function

Function TypeApp(Optional tc As Object, Optional ta As Object)
	Static c As Object
	Dim out
	If isNull(c) Then
		' Look for data ctor that has argTypes = [Type, Type]
		Dim ctors, argTypes
		ctors = field(DataTypeCtor_dataCtors, TType)
		Do While(True)
			c = List_car(ctors)
			argTypes = field(DataCtor_argTypes, c)
			If (List_length(argTypes) = 2) Then
				If  DataValue_same(List_car( argTypes), TDataTypeCtor) _
				And DataValue_same(List_cadr(argTypes), TType) _
				Then : Exit Do : End If
			End If
			ctors = List_cdr(ctors)
		Loop
	End If
	If isMissing(tc) Then
		out = c
	ElseIf isMissing(ta) Then
		croak("TypeApp/NYI: partial application")
	Else
		out = _newDataValue(c, Array(tc, ta))
	End If
	TypeApp = out
End Function





' --------------------------------------------------------------

Function DataValue_toString(v As DataValue)
	Dim seen As String
	seen = ""
	DataValue_toString = _DataValue_toString(v, seen)
End Function

Function _DataValue_toString(v As DataValue, ByRef seen As String)
	Dim out As String
	Dim typeStr As String, ctorStr As String
	Dim ctor As DataValue, fields As Variant
	If inStr(seen, v.id &amp; "") &lt;&gt; 0 Then
		out = "{ id: " &amp; v.id &amp; " }"
	Else
		seen = seen &amp; " " &amp; v.id
		ctor   = v.ctor
		fields = v.fields
		typeStr = field(DataTypeCtor_name, field(DataCtor_typeCtor, ctor))
		ctorStr = field(DataCtor_name, ctor)
		out = typeStr &amp; "." &amp; ctorStr
		If UBound(fields) &gt;= 0 Then
			Dim argsStr As String, i As Integer, first As Boolean
			Dim tc As DataValue
					
			If typeStr = "TDataTypeCtor" Then
				argsStr = toString(field(DataTypeCtor_name, v)) &amp; " " &amp; field(DataTypeCtor_arity, v) &amp; " " 
				Dim dataCtors As Variant, dc As DataValue
				dataCtors = field(DataTypeCtor_dataCtors, v)
				If isArray(dataCtors) Then
					argsStr = argsStr &amp; "Array("
					For i = 0 To UBound(dataCtors)
						If i &gt; 0 Then : argsStr = argsStr &amp; ", " : End If
						dc = dataCtors(i)
						argsStr = argsStr &amp; field(DataCtor_name, dc)
					Next i
					argsStr = argsStr &amp; ")"
				ElseIf isDataValue(dataCtors) Then
					ctor = ctorOf(dataCtors)
					tc = field(DataCtor_typeCtor, ctor)
					If field(DataTypeCtor_name, tc) = "List" Then
						argsStr = argsStr &amp; "["
						first = True
						Do Until ctorName(dataCtors) = "Nil"
							If first Then
								first = False
							Else
								argsStr = argsStr &amp; ", "
							End If
							dc = field(0, dataCtors) ' "car"
							argsStr = argsStr &amp; field(DataCtor_name, dc)
							dataCtors = field(1, dataCtors) ' "cdr"
						Loop
						argsStr = argsStr &amp; "]" 
					Else
						argsStr = argsStr &amp; _DataValue_toString(dataCtors, seen)
					End If
				Else
					croak("DataValue_toString/non-array, non-dataValue dataCtors: NYI")
				End If
			ElseIf typeStr = "TDataCtor" Then
				argsStr = toString(field(DataTypeCtor_name, v)) &amp; " " 
				Dim argTypes As Variant, at As Variant
				argTypes = field(DataCtor_argTypes, v)
				If isArray(argTypes) Then
					argsStr = argsStr &amp; "Array("
					For i = 0 To UBound(argTypes)
						If i &gt; 0 Then : argsStr = argsStr &amp; ", " : End If
						at = argTypes(i)
						If isDataValue(at) Then
							argsStr = argStr &amp; _DataValue_toString_Type(at, seen)	' &lt;------ type-to-string here
						Else
							argsStr = argsStr &amp; toString(at)
						End If
					Next i
					argsStr = argsStr &amp; ")"
				ElseIf isDataValue(argTypes) Then
					ctor = ctorOf(argTypes)
					tc = field(DataCtor_typeCtor, ctor)
					If field(DataTypeCtor_name, tc) = "List" Then
						argsStr = argsStr &amp; "["
						first = True
						Do Until ctorName(argTypes) = "Nil"
							If first Then
								first = False
							Else
								argsStr = argsStr &amp; ", "
							End If
							at = field(0, argTypes) ' "car"
							argsStr = argsStr &amp; _DataValue_toString_Type(at, seen)	' &lt;------ type-to-string here
							argTypes = field(1, argTypes) ' "cdr"
						Loop
						argsStr = argsStr &amp; "]" 
					Else
						argsStr = argsStr &amp; _DataValue_toString(argTypes, seen)
					End If
				Else
					argsStr = argsStr &amp; toString(argTypes, seen)
					'croak("DataValue_toString/non-array, non-dataValue argTypes: NYI" &amp; NL &amp; NL &amp; toString(argTypes))
				End If
				argsStr = argsStr &amp; " " &amp; field(DataTypeCtor_name, field(DataCtor_typeCtor, v))
			Else
				argsStr = _DataValue_toString_Array(fields, seen)
			End If
			out = "(" &amp; out &amp; " " &amp; argsStr &amp; ")"
		End If
	End If
	_DataValue_toString = out
End Function

Function _DataValue_toString_Array(a As Array, ByRef seen As String)
	Dim out As String, i As Integer, x As Variant
	out = ""
	For i = 0 To UBound(a)
		If i &gt; 0 Then : out = out &amp; " " : End If
		x = a(i)
		If isDataValue(x) Then
			out = out &amp; _DataValue_toString(x, seen)
		ElseIf isArray(x) Then
			out = out &amp; "Array(" &amp; _DataValue_toString_Array(x, seen) &amp; ")"
		Else
			out = out &amp; toString(x)
		End If
	Next i
	
	_DataValue_toString_Array = out
End Function


Function _DataValue_toString_Type(v As DataValue, ByRef seen As String)
	Dim out As String : out = ""
	If isDataTypeCtor(v) Then
		out = field(DataTypeCtor_name, v)
	Else
		Dim c As DataValue : c = ctorOf(v)
		If ctorName(c) = "DataCtor" Then
			Dim t As DataValue : t = field(DataCtor_typeCtor, c)
			If field(DataTypeCtor_name, t) = "Type" Then
				Dim cName As String
				cName = ctorName(v)
				out = cName
				Dim args   As Variant, a As Variant
				Dim i As Integer, n As Integer
				args = _fields(v)
				n = UBound(args)
				If n &gt;= 0 Then
					out = out &amp; " "
					Select Case cName
						Case "TypeParam" ' TypeParam Integer
							out = out &amp; args(0)
						Case "TypeApp"	' TypeApp TDataTypeCtor Type
							out = out &amp; field(DataTypeCtor_name, args(0)) _
								&amp; " " &amp; _DataValue_toString_Type(args(1), seen)
						Case Else
							croak("_DataValue_toString_Type/NYI: Type instance " &amp; cName &amp; " ...")
					End Select
					out = "(" &amp; out &amp; ")"
				End If
			End If
		End If
		If out = "" Then
			croak("_DataValue_toString_Type: invalid Type instance " &amp; DataValue_toString(v))
		End If
	End If
	_DataValue_toString_Type = out
End Function


Function isDataTypeCtor(tc As DataValue)
	Dim out
	out = False
	Dim c As DataValue
	c = tc.ctor
	Dim cName As String
	cName = c.fields(DataCtor_name)
	If cName = "DataTypeCtor" Then
		Dim tcName As String
		tcName = c.fields(DataCtor_typeCtor).fields(DataTypeCtor_name) 
		If tcName = "TDataTypeCtor" Then
			out = True
		End If
	End If
	isDataTypeCtor = out
End Function

Function hasType(Optional v As Variant, Optional t As Object)
	Static oFn As Object
	Dim out As Variant
	If isMissing(t) Then
		If isNull(oFn) Then : 
			oFn = Fn.hasType
		End If
		If isMissing(v) Then
			out = oFn
		Else
			out = apply1(oFn, v)
		End If
	Else
		out = False
		Dim ct As Variant, cv As Variant
		ct = ctorOf(t)
		If isEmpty(ct) Then
			Goto hasType_invalidType
		ElseIf DataValue_same(ct, DataTypeCtor) Then
			cv = ctorOf(v)
			If Not(isEmpty(cv)) Then
				out = DataValue_same(field(DataCtor_typeCtor, cv), t)
			End If
		Else ' t is not a DataTypeCtor
			If DataValue_same(field(DataCtor_typeCtor, ct), TType) Then
				' Note: TString and TInteger return the singleton
				'       *value*, not the data ctor!
				If DataValue_same(t, TString) Then
					out = isString(v)
				ElseIf DataValue_same(t, TInteger) Then
					out = isInteger(v)
				Else
					croak("hasType/NYI: test against " _
						&amp; DataValue_toString(t))
				End If
			Else ' t is not a TType data ctor either
				Goto hasType_invalidType
			End If
		End If
	End If	
		
	hasType = out
	Exit Function
hasType_invalidType:
	croak("hasType: not a type: " &amp; toString(t))	
End Function

Function _newDataCtor( _
	typeCtor As TypeCtor, _
	name 	 As String, _
	argTypes As Array _
)
	Dim out As New DataCtor
	out.tag = "DataCtor"
	out._name = name
	out.typeCtor = typeCtor
	Dim lo As Integer : lo = LBound(argTypes)
	Dim hi As Integer : hi = UBound(argTypes)
	Dim n  As Integer : n = hi - lo + 1
	out.arity = n

	Dim typeStr As String, i As Integer
	typeStr = ""
	If n = 0 Then
		out.argTypes = Array()
	Else
		Dim ats(0 To n - 1)
		Dim t As Variant
		Dim k As Integer : k = 0
		For i = lo To hi
			t = argTypes(i)
			If isInteger(t) Then
				If (t &lt; 0) Or (t &gt;= typeCtor.arity) Then
					croak("_newDataCtor " &amp; name &amp; ": " _
						&amp; "invalid type var index " &amp; t _
						&amp; " - expected [0.." &amp; (typeCtor.arity - 1) &amp; "]"_
					)
				End If
				typeStr = typeStr &amp; "a" &amp; t &amp; " -&gt; "
			ElseIf isType(t) Then
				If isArrowType(t) Then
					typeStr = typeStr &amp; "(" &amp; t.str &amp; ")"
				Else
					typeStr = typeStr &amp; t.str
				End If
				typeStr = typeStr &amp; " -&gt; "
			Else
				croak("_newDataCtor " &amp; name &amp; ": " _
					&amp; "invalid type arg " &amp; toString(t) _
				)
			End If
			ats(k) = t
			k = k + 1
		Next i
	End If
	
	typeStr = typeStr &amp; typeCtor._name
	For i = 0 To typeCtor.arity - 1
		typeStr = typeStr &amp; " a" &amp; i
	Next i

	out.str = typeCtor._name &amp; "." &amp; name &amp; " :: " &amp; typeStr
	_newDataCtor = out
End Function

Function _newTypeCtor( _
	name As String, _
	arity As Integer, _
	dataCtorDefs As Array _
) As TypeCtor
	Dim out As New TypeCtor
	out._name = name
	out.arity = arity
	Dim lo As Integer : lo = LBound(dataCtorDefs)
	Dim hi As Integer : hi = UBound(dataCtorDefs)
	Dim n  As Integer : n = hi - lo + 1
	If n = 0 Then
		out.dataCtors = Array()
	Else
		n = CInt(n / 2)
		Dim dataCtors(0 To n - 1)
		Dim c As Object
		Dim i As Integer : i = lo
		Dim k As Integer : k = 0
		Dim argTypes ' the types of the ctors arguments - NOT typeArgs!
		Do Until i &gt; hi
			c = _newDataCtor(out, dataCtorDefs(i), dataCtorDefs(i + 1))
			dataCtors(k) = c
			i = i + 2
			k = k + 1
		Loop
		out.dataCtors = dataCtors
	End If
	_newTypeCtor = out
End Function

Function isDataType(x As Variant)
	Dim out
	out = False
	On Local Error Goto isDataType_end
	out = _isDataType(x) ' DON'T .-access x here!! (simpler this way anyhow)
isDataType_end:
	isDataType = out
End Function

' provokes an error if x isn't a DataType
Function _isDataType(x As DataType) As Boolean
	_isDataType = Not(isNull(x.typeCtor)) And isArray(x.typeArgs)
End Function

Function isType(t As Variant)
	isType = isDataType(t) Or False
End Function

Function isArrowType(x As Variant)
	Dim out
	out = False
	' TODO: implent isArrowType
	isArrowType = out
End Function

' that's how to make a DataType: apply a typeCtor to some types
Function applyTC(tc As TypeCtor, typeArgs As Array) As DataType
	Dim out, n As Integer, k As Integer
	k = LBound(typeArgs)
	n = UBound(typeArgs) - k + 1
	If (n &lt;&gt; tc.arity) Then
		croak("applyTC " &amp; tc._name &amp; ": expected " &amp; tc.arity _
			&amp; " type arg" &amp; IIf(tc.arity = 1, "", "s") &amp; " but got " &amp; n _
			&amp; ": " &amp; NL &amp; toString(typeArgs) _
		)
	End If
	out = New DataType
	out.typeCtor = tc
	Dim str As String
	str = tc._name
	If n = 0 Then
		out.typeArgs = Array()
	Else
		Dim tas(0 To n - 1)
		Dim a
		Dim i As Integer
		For i = 0 To n - 1
			a = typeArgs(k)
			If isType(a) Then
				If isDataType(a) Then
					If a.typeCtor.arity = 0 Then
						str = str &amp; " " &amp; a.str
					Else
						str = str &amp; " (" &amp; a.str &amp; ")"
					End If
				'ElseIf isBaseType(a) Or isTypeVar(a) Then
				'	str = str &amp; " " a._name
				End If
			Else
				croak("applyTc: invalid type arg " _
					&amp; "- expected a Type, not " &amp; typeOf(a) _
					&amp; ": " &amp; NL &amp; toString(a) _
				)
			End If
			tas(i) = a
			k = k + 1
		Next i
		out.typeArgs = tas
	End If
	out.str = str
	applyTC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Of(a) _
			&amp; " and " &amp; typeOf(b))
	End If
	Type_equ = out
End Function






Function applyDC(c As DataCtor, _
	Optional a0, _
	Optional a1, _
	Optional a2, _
	Optional a3, _
	Optional a4 _
)
	Dim out As Object
	If     isMissing(a0) Then :	out = _newDataValue(c, emptyArray)
	ElseIf isMissing(a1) Then :	out = _newDataValue(c, Array(a0))
	ElseIf isMissing(a2) Then :	out = _newDataValue(c, Array(a0, a1))
	ElseIf isMissing(a3) Then :	out = _newDataValue(c, Array(a0, a1, a2))
	ElseIf isMissing(a4) Then :	out = _newDataValue(c, Array(a0, a1, a2, a3))
	Else
		croak("applyDC " &amp; ctor.name &amp; ": " _
			&amp; " only up to 4 args supported - got 5" _
		)
	End If
	applyDC = out
End Function


Function typeOf(x As Variant)
	Dim out As String
	out = TypeName(x)
	If out = "Object" Then ' DONT dot-access fields in here!
		Dim c
		c = ctorOf(x)
		If isEmpty(c) Then ' x is not a DataValue
			out = _typeOf(x)
		Else ' x is a DataValue
			out = "Data/" &amp; _
				field(DataTypeCtor_name, field(DataCtor_typeCtor, c))
		End If
	ElseIf IsArray(x) Then
		out = "Array"
	End If
	typeOf = out
End Function

Function _typeOf(o As Object)
	Dim out As String
	out = "Object"
	On Local Error Goto _typeOf_end
	out = out &amp; "/" &amp; _tyname(o)
_typeOf_end:
	_typeOf = out
End Function

Function _tyname(o As Object)
	_tyname = o.tyname
End Function

Function ctorOf(Optional x As Variant)
	Static oFn As Object
	Dim out As Variant
	If isMissing(x) Then 
		If isNull(oFn) Then : oFn = Fn.ctorOf : End If
		out = oFn
	Else
		out = Empty
		If isObject(x) Then
			If Not(isNull(x)) Then
				On Local Error Goto ctorOf_end
				out = _ctor(x) ' DONT access fields in here!
				If Not(isDataValue(out)) Then
					On Local Error Goto ctorOf_error
					Dim null As Object
					null.provoke_an_error
				End If
			End If
		End If
	End If
ctorOf_end:
	ctorOf = out
	Exit Function
ctorOf_error:
	croak("ctorOf: object with invalid .ctor :: " _
	    &amp; typeOf(out) &amp; NL &amp; toString(out))
End Function

Function ctorName(v As DataValue)
	Dim out
	out = v.ctor.fields(DataCtor_name)
	ctorName = out
End Function

Function typeCtorOf(c)
	'require(hasType, c, TDataCtor)
	typeCtorOf = c.fields(DataCtor_typeCtor)
End Function

Function typeCtorName(c)
	'require(hasType, c, TDataCtor)
	typeCtorName = field(DataTypeCtor_name, typeCtorOf(c))
End Function


Function isString(Optional x As Variant)
	If isMissing(x) Then
		isString = Fn.isString
	Else
		isString = (typeOf(x) = typeOf(""))
	End If
End Function

Function isInteger(Optional x As Variant)
	Dim out As Variant
	If isMissing(x) Then : out = Fn.isInteger
	Else 				 : out = (typeOf(x) = typeOf(0))
	End If
	isInteger = out
End Function


Function [test_Type======================================]
	test_Type_typeOf()
	test_Type_isObject()
	test_Type_isString()
	test_Type_isInteger()
	
	test_Type_isDataValue()
	test_Type_DataValue()
	test_Type_ctorOf()
	
	test_bootstrapTypes()
	test_Type_hasType()
		
	'test_Type_isDataType()
	'test_Type_TypeCtor()
	'test_Type_DataCtor()
End Function

' some dummy (BASIC) Type s used in tests
' ---------------------------------------

Type TTest_NoTyname
End Type

Type TTest_Tyname
	tyname As String
End Type

Type TTest_Foo
	bar As Integer
End Type

Type TTest_Ctor
	ctor As Variant
End Type

' test helpers
' --------------------------------------------------


Function test_same(x As Variant, y As Variant, exp As Boolean)
	If Not(isDataValue(x)) Or Not(isDataValue(y)) Then
		Goto test_same_invalid_args
	End If
	Dim out, lvl As Integer, msg As String
	testLevel = testLevel + 1
	out = assertEqual(DataValue_same(x, y), exp)
	testLevel = testLevel - 1
	If out.isFail Then
		msg = "expected .id " &amp; x.id _
			&amp; IIf(exp, "", "NOT") _
			&amp; " to be same as .id " &amp; y.id &amp; ":" _
			&amp; NL &amp; ".id " &amp; x.id &amp; ": " &amp; DataValue_toString(x) _
			&amp; NL _
			&amp; NL &amp; ".id " &amp; y.id &amp; ": " &amp; DataValue_toString(y)
		out = mkFail(x, y, msg)
	End If
	test_same = out
	Exit Function
test_same_invalid_args:
	msg = IIf(exp, "assert", "refute") _
		&amp; "_same: invalid args " &amp; NL &amp; toString(x) _
		&amp; NL &amp; NL &amp; toString(y)
	croak(msg)
End Function

Function assert_same(act As Variant, exp As Variant)
	assert_same = test_same(act, exp, True)
End Function

Function refute_same(act As Variant, exp As Variant)
	refute_same = test_same(act, exp, False)
End Function

Function assert_hasCtor(v As Variant, c As Variant)
	If Not(isDataValue(c)) Or Not(isDataValue(c)) Then
		Goto assert_hasCtor_invalid_args
	End If
	If assert_same(ctorOf(c), DataCtor).isFail Then
		Goto assert_hasCtor_invalid_args
	End If
	assert_hasCtor = assert_same(ctorOf(v), c)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assert_same(ctorOf(c),  DataCtor    ).isFail _
	Or assert_same(ctorOf(tc), DataTypeCtor).isFail Then
		Goto assert_hasTypeCtor_invalid_args
	End If
	assert_hasTypeCtor = assert_same(field(DataCtor_typeCtor, c), tc)
	Exit Function
assert_hasTypeCtor_invalid_args:
		croak("assert_hasTypeCtor: invalid args " &amp; NL &amp; toString(c) _
			&amp; NL &amp; NL &amp; toString(tc)
End Function

' actual tests
' ----------------------------------------------------

Function test_Type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Dim a
	a = DataCtor
	assertEqual(typeOf(a), "Data/TDataCtor").x
	a = TDataCtor
	assertEqual(typeOf(a), "Data/TDataTypeCtor").x
	a = TDataTypeCtor
	assertEqual(typeOf(a), "Data/TDataTypeCtor").x
	a = DataTypeCtor
	assertEqual(typeOf(a), "Data/TDataCtor").x
	
	a = TList
	assertEqual(typeOf(a), "Data/TDataTypeCtor").x
	
	a = List_nil	' returns the singleton *value*
	assertEqual(typeOf(a), "Data/List").x
	a = List_cons
	assertEqual(typeOf(a), "Data/TDataCtor").x
	a = List_cons(List_nil, List_nil)
	assertEqual(typeOf(a), "Data/List").x
	
End Function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test_Type_ctorOf()
	assertEqual(ctorOf(Nothing),	Empty).x
	assertEqual(ctorOf(Empty),		Empty).x
	assertEqual(ctorOf(True),		Empty).x
	assertEqual(ctorOf(False),		Empty).x
	assertEqual(ctorOf(""),			Empty).x
	assertEqual(ctorOf("blah"),		Empty).x
	assertEqual(ctorOf( 0),			Empty).x
	assertEqual(ctorOf( 1),			Empty).x
	assertEqual(ctorOf(-1),			Empty).x
	assertEqual(ctorOf(3.1415),		Empty).x

	Dim o As Object, act As Variant
	
	' an object without member .ctor:
	o = New TTest_TyName
	assertEqual(ctorOf(o), Empty).x
	o.tyname = "foo"
	assertEqual(ctorOf(o), Empty).x

	' an object with a member .ctor:
	o = New TTest_Ctor
	o.ctor = Empty		: assertThrows(ctorOf, Array(o)).x
	o.ctor = Nothing	: assertThrows(ctorOf, Array(o)).x
	o.ctor = True		: assertThrows(ctorOf, Array(o)).x
	o.ctor = False		: assertThrows(ctorOf, Array(o)).x
	o.ctor = ""			: assertThrows(ctorOf, Array(o)).x
	o.ctor = "foo"		: assertThrows(ctorOf, Array(o)).x
	o.ctor =  0			: assertThrows(ctorOf, Array(o)).x
	o.ctor =  1			: assertThrows(ctorOf, Array(o)).x
	o.ctor = -1			: assertThrows(ctorOf, Array(o)).x
	o.ctor = 3.1415		: assertThrows(ctorOf, Array(o)).x
	o.ctor = Array()	: assertThrows(ctorOf, Array(o)).x
	' even a fn object:
	o.ctor = ctorOf		: assertThrows(ctorOf, Array(o)).x
End Function

Function bootstrapTypes()
	Dim vNil
	' The most simple DataValue is one without any fields.
	' Since we don't have data ctors yet we'll leave the
	' .ctor member empty.
	vNil = _newDataValue(Nothing, emptyArray)
	' The function DataValue_genericToString provides a way to
	' see what's inside a DataValue:
	Dim vNilStr As String
	vNilStr = DataValue_genericToString(vNil)
	assertEqual( _
		vNilStr, _
		"{ id: " &amp; vNil.id &amp; ","	&amp; NL &amp; _
		"  ctor: Nothing,"			&amp; NL &amp; _
		"  fields: Array()"			&amp; NL &amp; _
		"}"							       _
	).x
	' We can see that there's another member: .id, which is unique
	' to the particular DataValue instance. This gives rise to a 
	' notion of sameness. The function `DataValue_same` provides a
	' means of testing for sameness:
	assertEqual(DataValue_same(vNil, vNil), True).x
	' Even if we provide the very same values, we'll get a
	' different instance:
	Dim x
	x = _newDataValue(Nothing, emptyArray)
	assertEqual(DataValue_same(x, vNil), False).x
	' To make the tests more readable we'll abbreviate that to
	refute_same(x, vNil).x
	' and for a positive test:
	assert_same(x,    x).x
	assert_same(vNil, vNil).x
	' ...which simply means that "sameness" is of course
	' reflexive, ie for all x, y: if x = y then x same y.
	' It is - again of course - 
	' symmetric, ie forall x, y: x same y iff y same x.
	assertEqual(_
		DataValue_same(vNil, x), _
		DataValue_same(x, vNil) _
	).x
	
	' Now we have to fill in the .ctor member of vNil, which should
	' point to vNil's data ctor.
	' A data ctor has
	'   - a name (a String)
	'   - a list of argument types (tbd)
	'   - a pointer to its datatype ctor (tbd)
	' ...and we'll consider DataValue s with a .ctor member pointing
	' to it as having been "created" from that data ctor.
	' We already can provide a name, and for the particular data ctor
	' of vNil - which has no fields whatsoever - we can also provide
	' the list of argument types: it's just the empty list, represented
	' by vNil.
	' If we want to represent data ctors as DataValue as well,
	' then they in turn need a .ctor member. For now we'll leave it
	' empty.
	Dim cNil
	cNil = _newDataValue(Nothing, Array( _
		"Nil", _
		vNil, _
		Nothing _
	)
	assertEqual(isDataValue(cNil), True).x
	' The data ctor is different from the value, even if the data ctor
	' takes no arguments:
	refute_same(cNil, vNil).x
	' Let's make sure that cNil has an empty argument list.
	' We'll use the fn `field` and constants to index into a
	' DataValue's fields:
	assert_same(field(DataCtor_argTypes, cNil), vNil).x
	' Fill in cNil as vNil's .ctor and see what it looks like then:
	vNil.ctor = cNil
	vNilStr = DataValue_genericToString(vNil)
	assertEqual( vNilStr, _
		"{ id: " &amp; vNil.id &amp; ","			&amp; NL &amp; _
		"  ctor: { id: " &amp; cNil.id &amp; ","	&amp; NL &amp; _
		"    ctor: Nothing,"				&amp; NL &amp; _
		"    fields: Array("				&amp; NL &amp; _
		"      'Nil',"						&amp; NL &amp; _ 
		"      { id: " &amp; vNil.id &amp; " },"	&amp; NL &amp; _ 
		"      Nothing"						&amp; NL &amp; _
		"    )"								&amp; NL &amp; _
		"  },"								&amp; NL &amp; _
		"  fields: Array()"					&amp; NL &amp; _
		"}"										   _
	).x
	' We've just created a circular structure:
	' vNil refers to cNil via .ctor and cNil refers to vNil
	' via field argTypes. DataValue_genericToString resolves
	' the problem by showing only the .id member of previously
	' encountered DataValue s.
	' Looking at cNil (first):
	Dim cNilStr
	cNilStr = DataValue_genericToString(cNil)
	assertEqual(cNilStr, _
		"{ id: " &amp; cNil.id &amp; ","				&amp; NL &amp; _
		"  ctor: Nothing,"						&amp; NL &amp; _
		"  fields: Array("						&amp; NL &amp; _
		"    'Nil',"							&amp; NL &amp; _ 
		"    { id: " &amp; vNil.id &amp; ","			&amp; NL &amp; _ 
		"      ctor: { id: " &amp; cNil.id &amp; " },"	&amp; NL &amp; _
		"      fields: Array()"					&amp; NL &amp; _
		"    },"								&amp; NL &amp; _
		"    Nothing"							&amp; NL &amp; _
		"  )"									&amp; NL &amp; _
		"}"											   _
	).x

	' access ctor fields:
	' TODO: why not .fields ?
	Dim c
	c = ctorOf(vNil)
	assertEqual(field(DataCtor_name,     c), "Nil").x
	assert_same(field(DataCtor_argTypes, c), vNil).x
	assertEqual(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Nil's .ctor:
	cNil.ctor = cDataCtor
	' Now cNil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 id: " &amp; vNil.id &amp; ","			&amp; NL &amp; _
		"      ctor: { id: " &amp; cNil.id &amp; " },"	&amp; NL &amp; _
		"      fields: Array()"					&amp; NL &amp; _
		"    },"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Equal(DataValue_same(field(DataCtor_typeCtor, cCons), tcList), True).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 _
		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 _
		cCons, Array(cDataTypeCtor , vNil))
	assertEqual(DataValue_toString(tcDataTypeCtor), _
		"(TDataTypeCtor.DataTypeCtor 'TDataTypeCtor' 0 [DataTypeCtor])").x
	
	' from that we can reach everything in the object graph:
	bootstrapTypes = tcType
End Function	


Function test_bootstrapTypes()
	Dim tcType As Variant
	tcType = TType
	assertEqual(isDataValue(tcType), True).x
	assertEqual(fieldCount( tcType), 3).x
	assertEqual(field(DataTypeCtor_name,  tcType), "Type").x
	assertEqual(field(DataTypeCtor_arity, tcType), 0).x
	' field dataCtors later

	Dim cDataTypeCtor As Variant
	cDataTypeCtor = DataTypeCtor
	assertEqual(isDataValue(cDataTypeCtor), True).x
	assertEqual(fieldCount( cDataTypeCtor), 3).x
	assertEqual(field(DataTypeCtor_name, cDataTypeCtor), "DataTypeCtor").x
	' field argTypes later
	assert_hasCtor(tcType, cDataTypeCtor).x
	' different from anything else so far:
	refute_same(cDataTypeCtor, tcType).x

	Dim tcDataTypeCtor As Variant
	tcDataTypeCtor = 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 different from anything else so far:
	refute_same(tcDataTypeCtor, tcType).x
	refute_same(tcDataTypeCtor, cDataTypeCtor).x

	Dim cDataCtor As Variant
	cDataCtor = DataCtor
	assertEqual(isDataValue(cDataCtor), True).x
	assertEqual(fieldCount( cDataCtor), 3).x
	assertEqual(field(DataCtor_name, cDataCtor), "DataCtor").x
	' field argTypes later
	assert_hasCtor(cDataCtor, 	cDataCtor).x
	assert_hasCtor(cDataTypeCtor,	cDataCtor).x
	' different from anything else so far:
	refute_same(cDataCtor, tcType).x
	refute_same(cDataCtor, cDataTypeCtor).x
	refute_same(cDataCtor, tcDataTypeCtor).x
	
	Dim tcDataCtor As Variant
	tcDataCtor = 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 different from anything else so far:
	refute_same(tcDataCtor, tcType).x
	refute_same(tcDataCtor, cDataTypeCtor).x
	refute_same(tcDataCtor, tcDataTypeCtor).x
	refute_same(tcDataCtor, cDataCtor).x
	
	Dim tcList As Variant
	tcList = T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 different from anything else so far:
	refute_same(tcList, tcType).x
	refute_same(tcList, cDataTypeCtor).x
	refute_same(tcList, tcDataTypeCtor).x
	refute_same(tcList, cDataCtor).x
	refute_same(tcList, tcDataCtor).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vNil = List_nil
	assertEqual(isDataValue(vNil), True).x
	' List_nil returns the same instance again
	assertEqual(DataValue_same(List_nil, vNil), True).x
	cNil = ctorOf(vNil)
	assertEqual(isDataValue(cNil), True).x
	assertEqual(fieldCount(vNil),  0).x
	assertEqual(fieldCount(cNil),  3).x
	assert_hasCtor(    vNil, cNil		).x
	assert_hasCtor(    cNil, cDataCtor	).x
	assert_hasTypeCtor(cNil, tcList		).x
	' Let's not test the name, rather confirm that cNil is a
	' singleton data ctor: its argTypes field is the same as vNil!
	assert_same(field(DataCtor_argTypes, cNil), vNil).x
	' TList's dataCtors field is non-nil:
	Dim ListCtors
	ListCtors = field(DataTypeCtor_dataCtors, tcList)
	refute_same(ListCtors, vNil).x

	' vNil is different from anything else so far:
	refute_same(vNil, tcType).x
	refute_same(vNil, cDataTypeCtor).x
	refute_same(vNil, tcDataTypeCtor).x
	refute_same(vNil, cDataCtor).x
	refute_same(vNil, tcDataCtor).x
	refute_same(vNil, tcList).x
	' cNil is different from anything else so far:
	refute_same(cNil, vNil).x
	refute_same(cNil, tcType).x
	refute_same(cNil, cDataTypeCtor).x
	refute_same(cNil, tcDataTypeCtor).x
	refute_same(cNil, cDataCtor).x
	refute_same(cNil, tcDataCtor).x
	refute_same(cNil, tcList).x
	
	Dim cCons As Variant
	cCons = List_cons
	assertEqual(isDataValue(cCons), True).x
	assert_hasCtor(    cCons, cDataCtor	).x
	assert_hasTypeCtor(cCons, tcList	).x
	' Let's not test the name, rather confirm that it has 
	' a non-nil argTypes field and is itself the data ctor of that!
	refute_same(field(DataCtor_argTypes, cCons), vNil).x
	assert_hasCtor(field(DataCtor_argTypes, cCons), cCons).x
	' TList's dataCtors field is a cons value:
	assert_hasCtor(ListCtors, cCons).x

	' cCons is different from anything else so far:
	refute_same(cCons, tcType).x
	refute_same(cCons, cDataTypeCtor).x
	refute_same(cCons, tcDataTypeCtor).x
	refute_same(cCons, cDataCtor).x
	refute_same(cCons, tcDataCtor).x
	refute_same(cCons, tcList).x
	refute_same(cCons, vNil).x
	refute_same(cCons, cNil).x
	
	'--- apply List_cons, test List_isNil
	Dim xs As Variant, ys As Variant
	xs = vNil
	assertEqual(List_isNil(xs), True).x
	
	xs = List_cons(vNil, vNil)
	assertEqual(isDataValue(xs), True).x
	assert_hasCtor(xs, cCons).x
	assertEqual(List_isNil(xs), False).x
	ys = List_cons(vNil, ys)
	assertEqual(isDataValue(ys), True).x
	assert_hasCtor(ys, cCons).x
	assertEqual(List_isNil(ys), False).x
	
	'--- List_car, List_cdr, List_nth
	xs = List_cons(vNil, List_cons(vNil, vNil))
	ys = List_cons(vNil, xs)
	assert_same(List_car(ys), vNil).x
	assert_same(List_cdr(ys), xs).x
	assert_same(List_car(xs), vNil).x
	xs = List_cons(2, List_cons(3, vNil))
	ys = List_cons(1, xs)
	assertEqual(                             List_car(ys),		1).x
	assert_same(              				 List_cdr(ys),	   xs).x
	assertEqual(                             List_car(xs),		2).x	
	assertEqual(                    List_car(List_cdr(ys)),		2).x	
	assertEqual(                    List_car(List_cdr(xs)),		3).x	
	assertEqual(           List_car(List_cdr(List_cdr(ys))),	3).x	
	assertEqual(List_isNil(List_cdr(List_cdr(List_cdr(ys)))), 		True).x	

	assertEqual(            List_cadr(ys),	2).x	
	assertEqual(            List_cadr(xs),	3).x	
	assertEqual(List_isNil( List_cddr(xs)),	True).x	
	assertEqual(           List_caddr(ys),	3).x	
	assertEqual(List_isNil(List_cdddr(ys)),	True).x	

	assertEqual(List_nth(0, xs), 2).x
	assertEqual(List_nth(1, xs), 3).x
	assertEqual(List_nth(0, ys), 1).x
	assertEqual(List_nth(1, ys), 2).x
	assertEqual(List_nth(2, ys), 3).x

	'--- List_length
	assertEqual(List_length(						  vNil), 	0).x
	assertEqual(List_length(			 List_cons(0, vNil)), 	1).x
	assertEqual(List_length(List_cons(0, List_cons(0, vNil))), 	2).x

	'assertEqual(isFn(Fn.length), 	True).x	' from Fn object
	'assertEqual(isFn(List_length), 	True).x	' from 0-arg call
	'assertEqual(arity(List_length), 1).x
	
	'assertEqual(apply(List_length,							  vNil), 	0).x
	'assertEqual(apply(List_length,				 List_cons(0, vNil)), 	1).x
	'assertEqual(apply(List_length,	List_cons(0, List_cons(0, vNil))), 2).x

	
	'--- with List_length and List_nth, 
	'    check dataCtors fields of data type ctors so far (TType later)
	Dim dataCtors
	dataCtors = field(DataTypeCtor_dataCtors,         tcDataTypeCtor)
	assertEqual(List_length(dataCtors), 1).x
	assert_same(List_nth(0, dataCtors), cDataTypeCtor).x
	
	dataCtors = field(DataTypeCtor_dataCtors,         tcDataCtor)
	assertEqual(List_length(dataCtors), 1).x
	assert_same(List_nth(0, dataCtors), cDataCtor).x
	
	dataCtors = field(DataTypeCtor_dataCtors,         tcList)
	assertEqual(List_length(dataCtors), 2).x
	assert_same(List_nth(0, dataCtors), cNil).x
	assert_same(List_nth(1, dataCtors), cCons).x


	'--- fix argument order for DataTypeCtor
	Dim argTypes, at
	argTypes = field(DataCtor_argTypes, cDataTypeCtor)
	assertEqual(List_length(argTypes), 3).x
	
	at = List_nth(0, argTypes)
	assert_hasTypeCtor(ctorOf(at), tcType).x
	assertEqual(fieldCount(at), 0).x ' singleton value
	assertEqual(ctorName(at), "String").x
	
	at = List_nth(1, argTypes)
	assert_hasTypeCtor(ctorOf(at), tcType).x
	assertEqual(fieldCount(at), 0).x ' singleton value
	assertEqual(ctorName(at), "Integer").x
	
	' third arg should be (TypeApp TList TDataCtor) - later


	'--- data ctors of TType
	
	'--- TType data ctor: String
	Dim vString As Variant, cString As Variant ' singleton data ctor, returns the singleton value
	vString = TString
	assertEqual(isDataValue(vString), True).x
	assertEqual( fieldCount(vString), 0).x	' singleton value
	' TString returns the same instance again
	assert_same(TString, vString).x
	cString = ctorOf(vString)
	assertEqual(isDataValue(cString), True).x
	assertEqual( fieldCount(cString), 3).x
	assertEqual(           field(DataCtor_name,     cString),  "String").x
	argTypes = field(DataCtor_argTypes, cString)
	assertEqual(List_length(argTypes), 0).x ' singleton ctor
	assert_hasTypeCtor(cString,		tcType).x
	assert_hasCtor(	   cString,		cDataCtor).x
	
	'--- TType data ctor: Integer
	Dim vInt As Variant, cInt As Variant ' singleton data ctor, returns the singleton value
	vInt = TInteger
	assertEqual(isDataValue(vInt), True).x
	assertEqual( fieldCount(vInt), 0).x	' singleton value
	' TInteger returns the same instance again
	assert_same(TInteger, vInt).x
	cInt = ctorOf(vInt)
	assertEqual(isDataValue(cInt), True).x
	assertEqual( fieldCount(cInt), 3).x
	assertEqual(           field(DataCtor_name,     cInt),  "Integer").x
	argTypes = field(DataCtor_argTypes, cInt)
	assertEqual(List_length(argTypes), 0).x ' singleton ctor
	assert_hasTypeCtor(cInt,		tcType).x
	assert_hasCtor(	   cInt,		cDataCtor).x

	'--- TType data ctor: TypeParam Integer
	Dim cParam As Variant
	cParam = TypeParam
	assertEqual(isDataValue(cParam), True		).x
	assertEqual( fieldCount(cParam), 3			).x
	assert_hasTypeCtor(     cParam,  tcType		).x
	assert_hasCtor(			cParam,  cDataCtor	).x
	assertEqual(field(DataCtor_name,     cParam),  "TypeParam").x
	argTypes =  field(DataCtor_argTypes, cParam)
	assertEqual(List_length(argTypes), 1).x
	assert_same(List_nth(0, argTypes), vInt).x

	'--- apply data ctor TypeParam
	Dim vParam As Variant
	vParam = TypeParam(42)
	assertEqual(isDataValue(vParam),	True	).x
	assertEqual( fieldCount(vParam),	1		).x
	assert_hasCtor(         vParam,		cParam	).x
	assertEqual(field(0,	vParam),	42).x

	'--- TType data ctor: TypeApp TDataTypeCtor Type
	Dim cApp As Variant
	cApp = TypeApp
	assertEqual(isDataValue(cApp), True		).x
	assertEqual( fieldCount(cApp), 3			).x
	assert_hasTypeCtor(     cApp,  tcType		).x
	assert_hasCtor(			cApp,  cDataCtor	).x
	assertEqual(field(DataCtor_name,     cApp),  "TypeApp").x
	argTypes =  field(DataCtor_argTypes, cApp)
	assertEqual(List_length(argTypes), 2).x
	assert_same(List_nth(1, argTypes), tcType).x
	' TODO: really only TDataTypeCtor? - it means only 1 type param ever!
	assert_same(List_nth(0, argTypes), tcDataTypeCtor).x

	'--- apply data ctor TypeApp
	Dim vApp As Variant
	vApp = TypeApp(tcList, vInt)
	assertEqual(isDataValue(vApp),	True	).x
	assertEqual( fieldCount(vApp),	2		).x
	assert_hasCtor(         vApp,	cApp	).x	

	assert_same(field(0,	vApp),	tcList).x
	assert_same(field(1,	vApp),	vInt).x
	
	
	'--- apply data ctor DataTypeCtor
	Dim tcUnit

End Function

Function test_Type_hasType
	assertEqual(hasType(DataTypeCtor,	TDataCtor), 	True).x
	assertEqual(hasType(DataCtor,		TDataCtor), 	True).x
	assertEqual(hasType(TDataCtor,		TDataTypeCtor), True).x
	assertEqual(hasType(TDataTypeCtor,	TDataTypeCtor), True).x
	assertEqual(hasType(TType, 			TDataTypeCtor), True).x
	assertEqual(hasType(TList, 			TDataTypeCtor), True).x
	
	assertEqual(hasType(DataCtor,		TDataTypeCtor), False).x
	assertEqual(hasType(DataTypeCtor,	TDataTypeCtor), False).x

	assertThrows(hasType, Array(TDataCtor, DataCtor)).x
	
	assertEqual(hasType(             List_nil,			TList), True).x
	assertEqual(hasType(List_cons(1, List_nil),			TList), True).x
		
	assertEqual(hasType(TString,						TType), True).x
	assertEqual(hasType(TInteger,						TType), True).x
	assertEqual(hasType(TypeParam(0),					TType), True).x
	assertEqual(hasType(TypeApp(TList, TypeParam(0)),	TType), True).x
	
	' NYI
	'assertEqual(hasType(3, TypeParam(0)), True).x
	' NYI
	'assertEqual(hasType(3, TypeApp(TList TString)), True).x
	
	assertEqual(hasType("",				TString),	 True).x
	assertEqual(hasType("a",			TString),	 True).x
	assertEqual(hasType("foobar",		TString),	 True).x
	assertEqual(hasType(Nothing,		TString),	False).x
	assertEqual(hasType(Empty,			TString),	False).x
	assertEqual(hasType(True,			TString),	False).x
	assertEqual(hasType(False,			TString),	False).x
	assertEqual(hasType(0,				TString),	False).x
	assertEqual(hasType(1,				TString),	False).x
	assertEqual(hasType(3.14,			TString),	False).x
	assertEqual(hasType(Array(),		TString),	False).x
	assertEqual(hasType(Array(42),		TString),	False).x
	assertEqual(hasType(Array(42),		TString),	False).x
	assertEqual(hasType(List,			TString),	False).x
	assertEqual(hasType(List_nil,		TString),	False).x
	assertEqual(hasType(List_cons,		TString),	False).x

	assertEqual(hasType("",				TInteger),	False).x
	assertEqual(hasType("a",			TInteger),	False).x
	assertEqual(hasType("foobar",		TInteger),	False).x
	assertEqual(hasType(Nothing,		TInteger),	False).x
	assertEqual(hasType(Empty,			TInteger),	False).x
	assertEqual(hasType(True,			TInteger),	False).x
	assertEqual(hasType(False,			TInteger),	False).x
	assertEqual(hasType( 0,				TInteger),	 True).x
	assertEqual(hasType( 1,				TInteger),	 True).x
	assertEqual(hasType(-1,				TInteger),	 True).x
	assertEqual(hasType( 32766,			TInteger),	 True).x '0x7FFE
	assertEqual(hasType( 32767,			TInteger),	 True).x '0x7FFF
	assertEqual(hasType( 32768,			TInteger),	False).x '0x8000 (!)
	assertEqual(hasType( 65534,			TInteger),	False).x '0xFFFE
	assertEqual(hasType( 65535,			TInteger),	False).x '0xFFFF
	assertEqual(hasType( 65536,			TInteger),	False).x '0x80000
	assertEqual(hasType(-32766,			TInteger),	 True).x '0x8002
	assertEqual(hasType(-32767,			TInteger),	 True).x '0x8001
	assertEqual(hasType(-32768,			TInteger),	 True).x '0x8000
	assertEqual(hasType(-32769,			TInteger),	False).x '0x17FFF (!)
	assertEqual(hasType(-65534,			TInteger),	False).x '0xFFFE
	assertEqual(hasType(-65535,			TInteger),	False).x '0xFFFF
	assertEqual(hasType(-65536,			TInteger),	False).x '0x80000
	assertEqual(hasType(3.14,			TInteger),	False).x
	assertEqual(hasType(Array(),		TInteger),	False).x
	assertEqual(hasType(Array(42),		TInteger),	False).x
	assertEqual(hasType(Array(42),		TInteger),	False).x
	assertEqual(hasType(List,			TInteger),	False).x
	assertEqual(hasType(List_nil,		TInteger),	False).x
	assertEqual(hasType(List_cons,		TInteger),	False).x


	'assertEqual(hasType(), True).x

End Function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 ##############################################


Function test_Type_TypeCtor()
	Dim tc0, tc1
	tc0 = _newTypeCtor("TC0", 0, Array())
	assertEqual(isDataType(tc0),           False).x
	assertEqual(tc0._name, "TC0").x
	assertEqual(tc0.arity, 	  0 ).x
	assertEqual(TypeCtor_equ(tc0, tc0), 	True).x
	
	tc1 = _newTypeCtor("TC1", 1, Array())
	assertEqual(tc1._name, "TC1").x
	assertEqual(tc1.arity, 	  1 ).x
	assertEqual(TypeCtor_equ(tc1, tc1), 	True).x

	assertEqual(TypeCtor_equ(tc0, tc1), 	False).x
	assertEqual(TypeCtor_equ(tc1, tc0), 	False).x
	
	Dim dt0, args
	args = Array()
	dt0 = applyTC(tc0, args)
	assertEqual(isDataType(dt0), True).x
	assertEqual(LBound(dt0.typeArgs),  0).x
	assertEqual(UBound(dt0.typeArgs), -1).x
	assertEqual(TypeCtor_equ(tc0, dt0.typeCtor), True).x
	
	Redim args(0 To 1)
	assertEqual(UBound(dt0.typeArgs), -1).x

	Dim dt1
	'assertThrows(Fn.applyTC, Array(tc1, Array(tc1)) ).x
	args = Array(dt0)
	dt1 = applyTC(tc1, args)
	assertEqual(LBound(dt1.typeArgs),  0).x
	assertEqual(UBound(dt1.typeArgs),  0).x
	assertEqual(TypeCtor_equ(tc1, dt1.typeCtor), True).x
	assertEqual(DataType_equ(dt1.typeArgs(0), dt0), True).x

	' the typeArgs array cannot be changed via ByRef var:
	args(0) = dt1
	assertEqual(DataType_equ(dt1.typeArgs(0), dt0), True).x

	Dim dt1b
	args = Array(dt0)
	dt1b = applyTC(tc1, args)
	assertEqual(DataType_equ(dt1b, dt1), True).x
	
	args = Array(dt1) ' TC1 (TC1 TC0) is also a proper DataType
	dt1b = applyTC(tc1, args) ' but different from TC1 TC0:
	assertEqual(DataType_equ(dt1b, dt1), False).x
End Function

Function test_Type_DataCtor()
	Dim tc
	Dim c1, c2
	Dim dtUnit, dtBool, dtMaybeUnit, dtMaybeBool
	
	' no type args, only 1 zero-arg data ctor ~ Unit
	tc = _newTypeCtor("TC_Unit", 0, _
		Array( _
			"_Unit", Array() _
		) _
	)
	c1 = tc.dataCtors(0)
	assertEqual(c1._name, "_Unit").x
	assertEqual(c1.arity,       0).x
	assertEqual(TypeCtor_equ(c1.typeCtor, tc), True).x
	dtUnit = applyTC(tc, Array())
	
	' no type args, 2 zero-arg data ctors ~ Bool
	tc = _newTypeCtor("TC_Bool", 0, _
		Array( _
			"_False", Array(), _
			"_True",  Array() _
		) _
	)
	c1 = tc.dataCtors(0)
	assertEqual(c1._name, "_False").x
	assertEqual(c1.arity,        0).x
	assertEqual(TypeCtor_equ(c1.typeCtor, tc), True).x
	c2 = tc.dataCtors(1)
	assertEqual(c2._name, "_True").x
	assertEqual(c2.arity,       0).x
	assertEqual(TypeCtor_equ(c2.typeCtor, tc), True).x
	dtBool = applyTC(tc, Array())
	
	' one type args, 2 data ctors ~ Maybe
	tc = _newTypeCtor("TC_Maybe", 1, _
		Array( _
			"_None", Array(), _
			"_Some", Array(0) _
		) _
	)
	c1 = tc.dataCtors(0)
	assertEqual(c1._name, "_None").x
	assertEqual(c1.arity,      0).x
	assertEqual(TypeCtor_equ(c1.typeCtor, tc), True).x
	c2 = tc.dataCtors(1)
	assertEqual(c2._name, "_Some").x
	assertEqual(c2.arity,       1).x
	assertEqual(TypeCtor_equ(c2.typeCtor, tc), True).x

	'show(c1.str, c2.str)

	dtMaybeUnit = applyTC(tc, Array(dtUnit))
	dtMaybeBool = applyTC(tc, Array(dtBool))
	
	'show(dtMaybeUnit.str)

	' dataCtors may only refer to typeVars with index &lt; typeCtor.arity:
	'assertThrows(_newTypeCtor("TC_Foo", 0, Array("_Bar", Array(0)))).x
	'assertThrows(_newTypeCtor("TC_Foo", 1, Array("_Bar", Array(1)))).x
		
	' two type args, one 2-arg data ctors ~ Pair
	tc = _newTypeCtor("TC_Pair", 2, _
		Array( _
			"_Pair", Array(0, 1) _
		) _
	)
	c1 = tc.dataCtors(0)
	assertEqual(c1._name, "_Pair").x
	assertEqual(c1.arity,       2).x
	assertEqual(TypeCtor_equ(c1.typeCtor, tc), True).x

	' two type args, two 1-arg data ctors ~ Either
	tc = _newTypeCtor("TC_Either", 2, _
		Array( _
			"_Left",  Array(0), _
			"_Right", Array(1) _
		) _
	)
	c1 = tc.dataCtors(0)
	assertEqual(c1._name, "_Left").x
	assertEqual(c1.arity,       1).x
	assertEqual(TypeCtor_equ(c1.typeCtor, tc), True).x
	c2 = tc.dataCtors(1)
	assertEqual(c2._name, "_Right").x
	assertEqual(c2.arity,       1).x
	assertEqual(TypeCtor_equ(c2.typeCtor, tc), True).x
	
	
	'-- data ctors with non-var argument types:

	' one type arg, 1 data ctors ~ package together something and a Bool
	tc = _newTypeCtor("TC_Foo", 1, _
		Array( _
			"_Bar", Array(0, dtMaybeBool) _
		) _
	)
	c1 = tc.dataCtors(0)
	assertEqual(c1._name, "_Bar").x
	assertEqual(c1.arity,      2).x
	assertEqual(TypeCtor_equ(c1.typeCtor, tc), True).x
	
	'show(c1.str)
	
	' List a b = Nil
	'          | Cons a List b a

	' Now for *recursive* dataTypes, such as List a
	tc = _newTypeCtor("TC_List", 1, _
		Array( _
			"_Nil",  Array(), _
			"_Cons", Array(0, tc), _
		) _
	)
	c1 = tc.dataCtors(0)
	c2 = tc.dataCtors(1)
	show(c2.str)
	' close the loop:
	c2.argTypes(1) = tc
	show(c2.str)
	
	assertEqual(c1._name, "_Nil").x
	assertEqual(c1.arity,      0).x
	assertEqual(TypeCtor_equ(c1.typeCtor, tc), True).x
	assertEqual(c2._name, "_Cons").x
	assertEqual(c2.arity,       2).x
	assertEqual(TypeCtor_equ(c2.typeCtor, tc), True).x
	
	show(applyTC(tc, Array(dtBool)).str)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